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8a57" officeooo:paragraph-rsid="001f8a57"/>
    </style:style>
    <style:style style:name="T1" style:family="text">
      <style:text-properties officeooo:rsid="001f8a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conda create -n chatbot</text:span></text:p>
      <text:p text:style-name="Standard">-<text:span text:style-name="T1">conda activate chatbot</text:span></text:p>
      <text:p text:style-name="Standard">-<text:span text:style-name="T1">conda install pip</text:span></text:p>
      <text:p text:style-name="Standard">-<text:span text:style-name="T1">conda list</text:span></text:p>
      <text:p text:style-name="Standard">-<text:span text:style-name="T1">pip install rasa</text:span></text:p>
      <text:p text:style-name="Standard">-<text:span text:style-name="T1">conda list</text:span></text:p>
      <text:p text:style-name="P1">-rasa init –no-prompt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9:03:10.550582360</meta:creation-date>
    <dc:date>2020-07-02T09:12:40.787763262</dc:date>
    <meta:editing-duration>PT19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0" meta:character-count="125" meta:non-whitespace-character-count="112"/>
  </office:meta>
</office:document-meta>
</file>